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ální" style:master-page-name="MP0" style:family="paragraph">
      <style:paragraph-properties fo:break-before="page" fo:text-align="center" fo:margin-bottom="0.0833in" style:page-number="1"/>
      <style:text-properties style:font-name="Times New Roman" style:font-name-asian="Times New Roman" style:font-name-complex="Times New Roman" fo:font-weight="bold" style:font-weight-asian="bold" fo:font-size="12pt" style:font-size-asian="12pt" style:font-size-complex="12pt"/>
    </style:style>
    <style:style style:name="P2" style:parent-style-name="Normální" style:family="paragraph">
      <style:paragraph-properties fo:text-align="center" fo:margin-bottom="0.0833in"/>
      <style:text-properties style:font-name="Times New Roman" style:font-name-asian="Times New Roman" style:font-name-complex="Times New Roman" fo:font-weight="bold" style:font-weight-asian="bold" fo:font-size="12pt" style:font-size-asian="12pt" style:font-size-complex="12pt"/>
    </style:style>
    <style:style style:name="P3" style:parent-style-name="Normální" style:family="paragraph">
      <style:paragraph-properties fo:text-align="center" fo:margin-bottom="0.0833in"/>
      <style:text-properties style:font-name="Times New Roman" style:font-name-asian="Times New Roman" style:font-name-complex="Times New Roman" fo:font-weight="bold" style:font-weight-asian="bold" fo:font-size="12pt" style:font-size-asian="12pt" style:font-size-complex="12pt"/>
    </style:style>
    <style:style style:name="P4" style:parent-style-name="Normální" style:family="paragraph">
      <style:paragraph-properties fo:text-align="center"/>
      <style:text-properties style:font-name="Times New Roman" style:font-name-asian="Times New Roman" style:font-name-complex="Times New Roman" fo:font-size="12pt" style:font-size-asian="12pt" style:font-size-complex="12pt"/>
    </style:style>
    <style:style style:name="P5" style:parent-style-name="Normální" style:family="paragraph">
      <style:paragraph-properties fo:text-align="center" fo:margin-bottom="0.0833in"/>
      <style:text-properties style:font-name="Times New Roman" style:font-name-asian="Times New Roman" style:font-name-complex="Times New Roman" fo:font-size="12pt" style:font-size-asian="12pt" style:font-size-complex="12pt"/>
    </style:style>
    <style:style style:name="P6" style:parent-style-name="Normální" style:family="paragraph">
      <style:text-properties style:font-name="Times New Roman" style:font-name-asian="Times New Roman" style:font-name-complex="Times New Roman" fo:font-size="12pt" style:font-size-asian="12pt" style:font-size-complex="12pt"/>
    </style:style>
    <style:style style:name="P7"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8" style:parent-style-name="Normální"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style:style>
    <style:style style:name="P9" style:parent-style-name="Normální"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style:style>
    <style:style style:name="P10" style:parent-style-name="Normální"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style:style>
    <style:style style:name="P11" style:parent-style-name="Normální" style:family="paragraph">
      <style:paragraph-properties fo:text-align="center"/>
      <style:text-properties style:font-name="Times New Roman" style:font-name-asian="Times New Roman" style:font-name-complex="Times New Roman" fo:font-size="12pt" style:font-size-asian="12pt" style:font-size-complex="12pt"/>
    </style:style>
    <style:style style:name="P12"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3" style:parent-style-name="Normální" style:family="paragraph">
      <style:paragraph-properties fo:text-align="center"/>
      <style:text-properties style:font-name="Times New Roman" style:font-name-asian="Times New Roman" style:font-name-complex="Times New Roman" fo:font-size="12pt" style:font-size-asian="12pt" style:font-size-complex="12pt"/>
    </style:style>
    <style:style style:name="P14"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5" style:parent-style-name="Normální" style:family="paragraph">
      <style:paragraph-properties fo:text-align="justify" fo:line-height="106%" fo:margin-left="0.5in">
        <style:tab-stops/>
      </style:paragraph-properties>
    </style:style>
    <style:style style:name="T16" style:parent-style-name="Standardnípísmoodstavce" style:family="text">
      <style:text-properties style:font-name="Times New Roman" style:font-name-asian="Times New Roman" style:font-name-complex="Times New Roman" fo:font-size="12pt" style:font-size-asian="12pt" style:font-size-complex="12pt"/>
    </style:style>
    <style:style style:name="T17" style:parent-style-name="Standardnípísmoodstavce" style:family="text">
      <style:text-properties style:font-name="Times New Roman" style:font-name-asian="Times New Roman" style:font-name-complex="Times New Roman" fo:color="#545454" fo:font-size="12pt" style:font-size-asian="12pt" style:font-size-complex="12pt" fo:background-color="#FFFFFF"/>
    </style:style>
    <style:style style:name="P18"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9"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20" style:parent-style-name="Normální"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21" style:parent-style-name="Normální" style:family="paragraph">
      <style:paragraph-properties fo:text-align="justify" fo:margin-left="0.5in">
        <style:tab-stops/>
      </style:paragraph-properties>
    </style:style>
    <style:style style:name="T22" style:parent-style-name="Standardnípísmoodstavce" style:family="text">
      <style:text-properties style:font-name="Times New Roman" style:font-name-asian="Times New Roman" style:font-name-complex="Times New Roman" fo:font-size="12pt" style:font-size-asian="12pt" style:font-size-complex="12pt"/>
    </style:style>
    <style:style style:name="T23" style:parent-style-name="Standardnípísmoodstavce" style:family="text">
      <style:text-properties style:font-name="Times New Roman" style:font-name-asian="Times New Roman" style:font-name-complex="Times New Roman" fo:font-size="12pt" style:font-size-asian="12pt" style:font-size-complex="12pt"/>
    </style:style>
    <style:style style:name="T24" style:parent-style-name="Standardnípísmoodstavce" style:family="text">
      <style:text-properties style:font-name="Times New Roman" style:font-name-asian="Times New Roman" style:font-name-complex="Times New Roman" fo:color="#545454" fo:font-size="12pt" style:font-size-asian="12pt" style:font-size-complex="12pt" fo:background-color="#FFFFFF"/>
    </style:style>
    <style:style style:name="P25"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26" style:parent-style-name="Normální" style:family="paragraph">
      <style:paragraph-properties fo:text-align="center" fo:margin-left="0.5in">
        <style:tab-stops/>
      </style:paragraph-properties>
      <style:text-properties style:font-name="Times New Roman" style:font-name-asian="Times New Roman" style:font-name-complex="Times New Roman" fo:font-size="12pt" style:font-size-asian="12pt" style:font-size-complex="12pt"/>
    </style:style>
    <style:style style:name="P27" style:parent-style-name="Normální"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28"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29"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30" style:parent-style-name="Normální"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31" style:parent-style-name="Normální"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32" style:parent-style-name="Normální"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33" style:parent-style-name="Normální"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34" style:parent-style-name="Normální"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35"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36"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37" style:parent-style-name="Normální" style:family="paragraph">
      <style:paragraph-properties fo:text-align="justify" fo:margin-left="0.5in">
        <style:tab-stops/>
      </style:paragraph-properties>
    </style:style>
    <style:style style:name="T38" style:parent-style-name="Standardnípísmoodstavce" style:family="text">
      <style:text-properties style:font-name="Times New Roman" style:font-name-asian="Times New Roman" style:font-name-complex="Times New Roman" fo:font-size="12pt" style:font-size-asian="12pt" style:font-size-complex="12pt"/>
    </style:style>
    <style:style style:name="P39" style:parent-style-name="Normální" style:family="paragraph">
      <style:paragraph-properties fo:text-align="justify"/>
      <style:text-properties style:font-name="Times New Roman" style:font-name-asian="Times New Roman" style:font-name-complex="Times New Roman" fo:color="#545454" fo:font-size="12pt" style:font-size-asian="12pt" style:font-size-complex="12pt" fo:background-color="#FFFFFF"/>
    </style:style>
    <style:style style:name="P40" style:parent-style-name="Normální"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style:style>
    <style:style style:name="P41" style:parent-style-name="Normální" style:family="paragraph">
      <style:paragraph-properties fo:text-align="center"/>
    </style:style>
    <style:style style:name="T42"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style>
    <style:style style:name="P43" style:parent-style-name="Normální" style:family="paragraph">
      <style:text-properties style:font-name="Times New Roman" style:font-name-asian="Times New Roman" style:font-name-complex="Times New Roman" fo:font-size="12pt" style:font-size-asian="12pt" style:font-size-complex="12pt"/>
    </style:style>
    <style:style style:name="P44" style:parent-style-name="Normální"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style:style>
    <style:style style:name="P45"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46" style:parent-style-name="Normální" style:family="paragraph">
      <style:text-properties style:font-name="Times New Roman" style:font-name-asian="Times New Roman" style:font-name-complex="Times New Roman" fo:font-size="12pt" style:font-size-asian="12pt" style:font-size-complex="12pt"/>
    </style:style>
    <style:style style:name="P47" style:parent-style-name="Normální" style:family="paragraph">
      <style:text-properties style:font-name="Times New Roman" style:font-name-asian="Times New Roman" style:font-name-complex="Times New Roman" fo:font-size="12pt" style:font-size-asian="12pt" style:font-size-complex="12pt"/>
    </style:style>
    <style:style style:name="P48"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P49"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P50" style:parent-style-name="Normální" style:family="paragraph">
      <style:paragraph-properties fo:text-align="justify" fo:line-height="120%"/>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P51"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52"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53" style:parent-style-name="Normální"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54"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55" style:parent-style-name="Normální" style:family="paragraph">
      <style:paragraph-properties fo:text-align="justify"/>
    </style:style>
    <style:style style:name="T56" style:parent-style-name="Standardnípísmoodstavce" style:family="text">
      <style:text-properties style:font-name="Times New Roman" style:font-name-asian="Times New Roman" style:font-name-complex="Times New Roman" fo:font-size="12pt" style:font-size-asian="12pt" style:font-size-complex="12pt"/>
    </style:style>
    <style:style style:name="P57"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P58"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P59" style:parent-style-name="Normální" style:family="paragraph">
      <style:paragraph-properties fo:text-align="justify"/>
      <style:text-properties style:font-name="Times New Roman" style:font-name-asian="Times New Roman" style:font-name-complex="Times New Roman" fo:font-size="12pt" style:font-size-asian="12pt" style:font-size-complex="12pt" fo:background-color="#FFFFFF"/>
    </style:style>
    <style:style style:name="P60"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P61" style:parent-style-name="Normální" style:family="paragraph">
      <style:paragraph-properties fo:text-align="justify" fo:line-height="120%"/>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P62" style:parent-style-name="Normální" style:family="paragraph">
      <style:paragraph-properties fo:text-align="justify" fo:line-height="120%"/>
      <style:text-properties style:font-name="Times New Roman" style:font-name-asian="Times New Roman" style:font-name-complex="Times New Roman" fo:font-size="12pt" style:font-size-asian="12pt" style:font-size-complex="12pt" fo:background-color="#FFFFFF"/>
    </style:style>
    <style:style style:name="P63"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P64" style:parent-style-name="Normální" style:family="paragraph">
      <style:paragraph-properties fo:text-align="justify"/>
    </style:style>
    <style:style style:name="T65"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P66"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P67" style:parent-style-name="Normální" style:family="paragraph">
      <style:paragraph-properties fo:text-align="justify"/>
    </style:style>
    <style:style style:name="T68" style:parent-style-name="Standardnípísmoodstavce"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T69" style:parent-style-name="Standardnípísmoodstavce" style:family="text">
      <style:text-properties style:font-name="Times New Roman" style:font-name-asian="Times New Roman" style:font-name-complex="Times New Roman" fo:font-size="12pt" style:font-size-asian="12pt" style:font-size-complex="12pt"/>
    </style:style>
    <style:style style:name="P70"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71"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72"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73"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74"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75"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76"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77"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78"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79"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P80" style:parent-style-name="Normální" style:family="paragraph">
      <style:paragraph-properties fo:text-align="justify"/>
    </style:style>
    <style:style style:name="T81" style:parent-style-name="Standardnípísmoodstavce" style:family="text">
      <style:text-properties style:font-name="Times New Roman" style:font-name-asian="Times New Roman" style:font-name-complex="Times New Roman" fo:font-size="12pt" style:font-size-asian="12pt" style:font-size-complex="12pt"/>
    </style:style>
    <style:style style:name="P82" style:parent-style-name="Normální" style:family="paragraph">
      <style:paragraph-properties fo:text-align="justify"/>
    </style:style>
    <style:style style:name="T83"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fo:background-color="#FFFFFF" style:text-underline-type="single" style:text-underline-style="solid" style:text-underline-width="auto" style:text-underline-mode="continuous"/>
    </style:style>
    <style:style style:name="T84"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P85"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86"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87"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88" style:parent-style-name="Normální"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89" style:parent-style-name="Normální" style:family="paragraph">
      <style:text-properties style:font-name="Times New Roman" style:font-name-asian="Times New Roman" style:font-name-complex="Times New Roman" fo:font-size="12pt" style:font-size-asian="12pt" style:font-size-complex="12pt"/>
    </style:style>
    <style:style style:name="P90" style:parent-style-name="Normální" style:family="paragraph">
      <style:paragraph-properties fo:break-before="page"/>
    </style:style>
    <style:style style:name="P91" style:parent-style-name="Normální" style:family="paragraph">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P92" style:parent-style-name="Normální" style:family="paragraph">
      <style:paragraph-properties fo:text-align="center" fo:line-height="100%" fo:background-color="#FFFFFF"/>
      <style:text-properties style:font-name="Times New Roman" style:font-name-asian="Times New Roman" style:font-name-complex="Times New Roman" fo:font-weight="bold" style:font-weight-asian="bold" fo:font-size="12pt" style:font-size-asian="12pt" style:font-size-complex="12pt"/>
    </style:style>
    <style:style style:name="P93" style:parent-style-name="Normální"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P94" style:parent-style-name="Normální"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P95" style:parent-style-name="Normální" style:family="paragraph">
      <style:paragraph-properties fo:border="0in none #000000" fo:padding-top="0.0416in" fo:padding-left="0.3472in" fo:padding-bottom="0.0416in" fo:padding-right="0.4166in" style:shadow="none" fo:text-align="center" fo:background-color="#FFFFFF"/>
      <style:text-properties style:font-name="Times New Roman" style:font-name-asian="Times New Roman" style:font-name-complex="Times New Roman" fo:font-weight="bold" style:font-weight-asian="bold" fo:font-size="12pt" style:font-size-asian="12pt" style:font-size-complex="12pt"/>
    </style:style>
    <style:style style:name="P96" style:parent-style-name="Normální" style:family="paragraph">
      <style:paragraph-properties fo:border="0in none #000000" fo:padding-top="0.0416in" fo:padding-left="0.0833in" fo:padding-bottom="0.0416in" fo:padding-right="0.4166in" style:shadow="none" fo:text-align="justify" fo:background-color="#FFFFFF"/>
    </style:style>
    <style:style style:name="T97"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style>
    <style:style style:name="T98" style:parent-style-name="Standardnípísmoodstavce" style:family="text">
      <style:text-properties style:font-name="Times New Roman" style:font-name-asian="Times New Roman" style:font-name-complex="Times New Roman" fo:font-size="12pt" style:font-size-asian="12pt" style:font-size-complex="12pt"/>
    </style:style>
    <style:style style:name="P99" style:parent-style-name="Normální" style:family="paragraph">
      <style:paragraph-properties fo:border="0in none #000000" fo:padding-top="0.0416in" fo:padding-left="0.2777in" fo:padding-bottom="0.0416in" fo:padding-right="0.4166in" style:shadow="none" fo:text-align="justify" fo:background-color="#FFFFFF"/>
    </style:style>
    <style:style style:name="T100"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style>
    <style:style style:name="T101" style:parent-style-name="Standardnípísmoodstavce" style:family="text">
      <style:text-properties style:font-name="Times New Roman" style:font-name-asian="Times New Roman" style:font-name-complex="Times New Roman" fo:font-size="12pt" style:font-size-asian="12pt" style:font-size-complex="12pt"/>
    </style:style>
    <style:style style:name="P102" style:parent-style-name="Normální" style:family="paragraph">
      <style:paragraph-properties fo:border="0in none #000000" fo:padding-top="0.0416in" fo:padding-left="0.2777in" fo:padding-bottom="0.0416in" fo:padding-right="0.4166in" style:shadow="none" fo:text-align="justify" fo:background-color="#FFFFFF"/>
    </style:style>
    <style:style style:name="T103"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style>
    <style:style style:name="T104" style:parent-style-name="Standardnípísmoodstavce" style:family="text">
      <style:text-properties style:font-name="Times New Roman" style:font-name-asian="Times New Roman" style:font-name-complex="Times New Roman" fo:font-size="12pt" style:font-size-asian="12pt" style:font-size-complex="12pt"/>
    </style:style>
    <style:style style:name="P105" style:parent-style-name="Normální" style:family="paragraph">
      <style:paragraph-properties fo:border="0in none #000000" fo:padding-top="0.0416in" fo:padding-left="0.2777in" fo:padding-bottom="0.0416in" fo:padding-right="0.4166in" style:shadow="none" fo:text-align="justify" fo:background-color="#FFFFFF"/>
    </style:style>
    <style:style style:name="T106"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style>
    <style:style style:name="T107" style:parent-style-name="Standardnípísmoodstavce" style:family="text">
      <style:text-properties style:font-name="Times New Roman" style:font-name-asian="Times New Roman" style:font-name-complex="Times New Roman" fo:font-size="12pt" style:font-size-asian="12pt" style:font-size-complex="12pt"/>
    </style:style>
    <style:style style:name="P108" style:parent-style-name="Normální" style:family="paragraph">
      <style:paragraph-properties fo:border="0in none #000000" fo:padding-top="0.0416in" fo:padding-left="0.2777in" fo:padding-bottom="0.0416in" fo:padding-right="0.4166in" style:shadow="none" fo:text-align="justify" fo:background-color="#FFFFFF"/>
    </style:style>
    <style:style style:name="T109"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style>
    <style:style style:name="T110" style:parent-style-name="Standardnípísmoodstavce" style:family="text">
      <style:text-properties style:font-name="Times New Roman" style:font-name-asian="Times New Roman" style:font-name-complex="Times New Roman" fo:font-size="12pt" style:font-size-asian="12pt" style:font-size-complex="12pt"/>
    </style:style>
    <style:style style:name="P111" style:parent-style-name="Normální" style:family="paragraph">
      <style:paragraph-properties fo:border="0in none #000000" fo:padding-top="0.0416in" fo:padding-left="0.2777in" fo:padding-bottom="0.0416in" fo:padding-right="0.4166in" style:shadow="none" fo:text-align="justify" fo:background-color="#FFFFFF"/>
    </style:style>
    <style:style style:name="T112"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style>
    <style:style style:name="T113" style:parent-style-name="Standardnípísmoodstavce" style:family="text">
      <style:text-properties style:font-name="Times New Roman" style:font-name-asian="Times New Roman" style:font-name-complex="Times New Roman" fo:font-size="12pt" style:font-size-asian="12pt" style:font-size-complex="12pt"/>
    </style:style>
    <style:style style:name="P114"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15" style:parent-style-name="Normální" style:family="paragraph">
      <style:paragraph-properties fo:border="0in none #000000" fo:padding-top="0.0416in" fo:padding-left="0.0833in" fo:padding-bottom="0.0416in" fo:padding-right="0.4166in" style:shadow="none" fo:text-align="justify" fo:background-color="#FFFFFF"/>
    </style:style>
    <style:style style:name="T116"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style>
    <style:style style:name="T117" style:parent-style-name="Standardnípísmoodstavce" style:family="text">
      <style:text-properties style:font-name="Times New Roman" style:font-name-asian="Times New Roman" style:font-name-complex="Times New Roman" fo:font-size="12pt" style:font-size-asian="12pt" style:font-size-complex="12pt"/>
    </style:style>
    <style:style style:name="P118" style:parent-style-name="Normální" style:family="paragraph">
      <style:paragraph-properties fo:border="0in none #000000" fo:padding-top="0.0416in" fo:padding-left="0.0833in" fo:padding-bottom="0.0416in" fo:padding-right="0.4166in" style:shadow="none" fo:text-align="justify" fo:background-color="#FFFFFF"/>
    </style:style>
    <style:style style:name="T119"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style>
    <style:style style:name="T120" style:parent-style-name="Standardnípísmoodstavce" style:family="text">
      <style:text-properties style:font-name="Times New Roman" style:font-name-asian="Times New Roman" style:font-name-complex="Times New Roman" fo:font-size="12pt" style:font-size-asian="12pt" style:font-size-complex="12pt"/>
    </style:style>
    <style:style style:name="T121"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style>
    <style:style style:name="P122" style:parent-style-name="Normální" style:family="paragraph">
      <style:paragraph-properties fo:border="0in none #000000" fo:padding-top="0.0416in" fo:padding-left="0.0833in" fo:padding-bottom="0.0416in" fo:padding-right="0.4166in" style:shadow="none" fo:text-align="justify" fo:background-color="#FFFFFF"/>
    </style:style>
    <style:style style:name="T123"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style>
    <style:style style:name="T124" style:parent-style-name="Standardnípísmoodstavce" style:family="text">
      <style:text-properties style:font-name="Times New Roman" style:font-name-asian="Times New Roman" style:font-name-complex="Times New Roman" fo:font-size="12pt" style:font-size-asian="12pt" style:font-size-complex="12pt"/>
    </style:style>
    <style:style style:name="T125" style:parent-style-name="Standardnípísmoodstavce" style:family="text">
      <style:text-properties style:font-name="Times New Roman" style:font-name-asian="Times New Roman" style:font-name-complex="Times New Roman" fo:font-weight="bold" style:font-weight-asian="bold" style:text-position="super 66.6%" fo:font-size="12pt" style:font-size-asian="12pt" style:font-size-complex="12pt" style:text-underline-type="single" style:text-underline-style="solid" style:text-underline-width="auto" style:text-underline-mode="continuous"/>
    </style:style>
    <style:style style:name="T126"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T127" style:parent-style-name="Standardnípísmoodstavce" style:family="text">
      <style:text-properties style:font-name="Times New Roman" style:font-name-asian="Times New Roman" style:font-name-complex="Times New Roman" fo:font-size="12pt" style:font-size-asian="12pt" style:font-size-complex="12pt"/>
    </style:style>
    <style:style style:name="T128" style:parent-style-name="Standardnípísmoodstavce" style:family="text">
      <style:text-properties style:font-name="Times New Roman" style:font-name-asian="Times New Roman" style:font-name-complex="Times New Roman" fo:font-size="12pt" style:font-size-asian="12pt" style:font-size-complex="12pt"/>
    </style:style>
    <style:style style:name="T129" style:parent-style-name="Standardnípísmoodstavce" style:family="text">
      <style:text-properties style:font-name="Times New Roman" style:font-name-asian="Times New Roman" style:font-name-complex="Times New Roman" fo:font-weight="bold" style:font-weight-asian="bold" style:text-position="super 66.6%" fo:font-size="12pt" style:font-size-asian="12pt" style:font-size-complex="12pt" style:text-underline-type="single" style:text-underline-style="solid" style:text-underline-width="auto" style:text-underline-mode="continuous"/>
    </style:style>
    <style:style style:name="T130"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T131" style:parent-style-name="Standardnípísmoodstavce" style:family="text">
      <style:text-properties style:font-name="Times New Roman" style:font-name-asian="Times New Roman" style:font-name-complex="Times New Roman" fo:font-size="12pt" style:font-size-asian="12pt" style:font-size-complex="12pt"/>
    </style:style>
    <style:style style:name="P132"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133"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134"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135" style:parent-style-name="Normální"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style:style>
    <style:style style:name="P136" style:parent-style-name="Normální"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style:style>
    <style:style style:name="P137"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138"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139" style:parent-style-name="Normální" style:family="paragraph">
      <style:paragraph-properties fo:border="0in none #000000" fo:padding-top="0.0416in" fo:padding-left="0.3472in" fo:padding-bottom="0.0416in" fo:padding-right="0.4166in" style:shadow="none" fo:text-align="center" fo:background-color="#FFFFFF"/>
      <style:text-properties style:font-name="Times New Roman" style:font-name-asian="Times New Roman" style:font-name-complex="Times New Roman" fo:font-weight="bold" style:font-weight-asian="bold" fo:font-size="12pt" style:font-size-asian="12pt" style:font-size-complex="12pt"/>
    </style:style>
    <style:style style:name="P140" style:parent-style-name="Normální" style:family="paragraph">
      <style:paragraph-properties fo:border="0in none #000000" fo:padding-top="0.0416in" fo:padding-left="0.0833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41"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42"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43"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44"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45"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46"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47"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48"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49"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50"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51"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52"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53"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54"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55"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56"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57" style:parent-style-name="Normální" style:family="paragraph">
      <style:paragraph-properties fo:border="0in none #000000" fo:padding-top="0.0416in" fo:padding-left="0.0833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58"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59"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60"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61"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62"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63"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64"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65"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66" style:parent-style-name="Normální" style:family="paragraph">
      <style:paragraph-properties fo:border="0in none #000000" fo:padding-top="0.0416in" fo:padding-left="0.2777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67" style:parent-style-name="Normální" style:family="paragraph">
      <style:paragraph-properties fo:border="0in none #000000" fo:padding-top="0.0416in" fo:padding-left="0.2777in" fo:padding-bottom="0.0416in" fo:padding-right="0.4166in" style:shadow="none" fo:text-align="justify" fo:background-color="#FFFFFF"/>
    </style:style>
    <style:style style:name="T168" style:parent-style-name="Standardnípísmoodstavce" style:family="text">
      <style:text-properties style:font-name="Times New Roman" style:font-name-asian="Times New Roman" style:font-name-complex="Times New Roman" fo:font-size="12pt" style:font-size-asian="12pt" style:font-size-complex="12pt"/>
    </style:style>
    <style:style style:name="T169" style:parent-style-name="Standardnípísmoodstavce" style:family="text">
      <style:text-properties style:font-name="Times New Roman" style:font-name-asian="Times New Roman" style:font-name-complex="Times New Roman" fo:font-weight="bold" style:font-weight-asian="bold" fo:font-size="12pt" style:font-size-asian="12pt" style:font-size-complex="12pt"/>
    </style:style>
    <style:style style:name="P170"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171"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172"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173"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174"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175" style:parent-style-name="Normální" style:family="paragraph">
      <style:paragraph-properties fo:border="0in none #000000" fo:padding-top="0.0416in" fo:padding-left="0.0833in" fo:padding-bottom="0.0416in" fo:padding-right="0.4166in" style:shadow="none" fo:text-align="justify" fo:background-color="#FFFFFF"/>
      <style:text-properties style:font-name="Times New Roman" style:font-name-asian="Times New Roman" style:font-name-complex="Times New Roman" fo:font-size="12pt" style:font-size-asian="12pt" style:font-size-complex="12pt"/>
    </style:style>
    <style:style style:name="P176"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177"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178" style:parent-style-name="Normální"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179" style:parent-style-name="Normální" style:family="paragraph">
      <style:text-properties style:font-name="Times New Roman" style:font-name-asian="Times New Roman" style:font-name-complex="Times New Roman" fo:font-size="12pt" style:font-size-asian="12pt" style:font-size-complex="12pt"/>
    </style:style>
  </office:automatic-styles>
  <office:body>
    <office:text text:use-soft-page-breaks="true">
      <text:p text:style-name="P1">N á v r h</text:p>
      <text:p text:style-name="P2"><text:s/></text:p>
      <text:p text:style-name="P3">Zákon</text:p>
      <text:p text:style-name="P4"><text:s/></text:p>
      <text:p text:style-name="P5">ze dne………………….2019,</text:p>
      <text:p text:style-name="P6"/>
      <text:p text:style-name="P7">kterým se mění zákon č. 499/2004 Sb., o archivnictví a spisové službě a o změně některých zákonů, ve znění pozdějších předpisů</text:p>
      <text:p text:style-name="P8"/>
      <text:p text:style-name="P9"/>
      <text:p text:style-name="P10">Čl. I</text:p>
      <text:p text:style-name="P11"/>
      <text:p text:style-name="P12">Zákon č. 499/2004 Sb., o archivnictví a spisové službě a o změně některých zákonů, ve znění zákona č. 413/2005 Sb., zákona č. 444/2005 Sb., zákona č. 112/2006 Sb., zákona č. 181/2007 Sb., zákona č. 296/2007 Sb., zákona č. 32/2008 Sb., zákona č. 190/2009 Sb., zákona č. 227/2009 Sb., zákona č. 424/2010 Sb., zákona č. 89/2012 Sb., zákona č. 167/2012 Sb., zákona č. 303/2013 Sb., zákona č. 56/2014 Sb., zákona č. 250/2014 Sb., <text:s/>zákona č. 298/2016 Sb., zákona č. 183/2017 <text:s/>Sb. a zákona č. 205/2017 Sb., se mění takto:</text:p>
      <text:p text:style-name="P13"/>
      <text:p text:style-name="P14">1. V § 63 se na konci odstavce 3 doplňují věty:</text:p>
      <text:p text:style-name="P15"><text:span text:style-name="T16">„Elektronické systémy spisové služby původce podle věty první podléhají atestaci. Atestací se ověřuje shoda s požadavky uvedenými v národním standardu.</text:span><text:span text:style-name="T17">“.</text:span></text:p>
      <text:p text:style-name="P18"/>
      <text:p text:style-name="P19">2. V § 63 se doplňují odstavce 5 a 6, které znějí:</text:p>
      <text:p text:style-name="P20">„(5) Atestaci podle odstavce 3 provádí ministerstvo. Zjistí-li ministerstvo po udělení atestu, že již nejsou splněny podmínky pro jeho udělení, vyzve jeho držitele k nápravě ve stanovené lhůtě. Není-li v této lhůtě zjednána náprava, ministerstvo atest rozhodnutím odejme. O odnětí atestu jeho dosavadní držitel neprodleně informuje původce, kteří jsou uživateli dotčeného elektronického systému spisové služby.</text:p>
      <text:p text:style-name="P21"><text:span text:style-name="T22">(6) Ministerstvo může pověřit výkonem provádění atestace a <text:s/>činnosti udílení a odnímání atestů podle tohoto zákona státní podnik, který má v předmětu činnosti certifikační činnost. Pověření k provádění atestací se uděluje na období nejvýše 5 let a nelze jej bez souhlasu ministerstva převést na jinou osobu. Období, na které bylo pověření k provádění atestací<text:s/></text:span><text:soft-page-break/><text:span text:style-name="T23">uděleno, může ministerstvo rozhodnutím prodloužit, nejvýše však o 5 let, a to i opakovaně.</text:span><text:span text:style-name="T24">“.</text:span></text:p>
      <text:p text:style-name="P25">3. Za § 68a se vkládá nový § 68b, který včetně nadpisu zní:</text:p>
      <text:p text:style-name="P26">„§ 68b Oběh dokumentů a spisů v elektronické podobě</text:p>
      <text:p text:style-name="P27">Pokud původce vede dokument nebo spis v elektronické podobě v elektronickém systému spisové služby a předává jej jinému původci na základě právního předpisu, převede jej před odesláním do podoby stanovené národním standardem.“.</text:p>
      <text:p text:style-name="P28"/>
      <text:p text:style-name="P29">4. V § 70 odst. 2 se na konci písmene j) tečka nahrazuje čárkou a doplňují se písmena k) až o), která znějí:</text:p>
      <text:p text:style-name="P30">„k) vedení spisu včetně požadavků na elektronickou podobu spisu a na jeho listinnou přílohu,<text:s/></text:p>
      <text:p text:style-name="P31">l) předání spisu a dokumentu v elektronické podobě jiné osobě nebo orgánu,</text:p>
      <text:p text:style-name="P32">m) <text:s/>postupy při vedení spisu v elektronické podobě v jednotlivých agendách,</text:p>
      <text:p text:style-name="P33">n) rozhraní pro propojení elektronických systémů spisové služby s jinými informačními systémy,</text:p>
      <text:p text:style-name="P34">o) formáty a náležitosti vyhotovování dokumentů včetně požadavků na související metadata dokumentů“.</text:p>
      <text:p text:style-name="P35"/>
      <text:p text:style-name="P36">5. V § 70 se doplňuje odstavec 4, který zní:</text:p>
      <text:p text:style-name="P37"><text:span text:style-name="T38">„(4) Část národního standardu podle odstavce 2 písmeno m) vydává ministerstvo po dohodě s ústředním orgánem státní správy, do jehož působnosti agenda spadá.“.</text:span></text:p>
      <text:p text:style-name="P39"/>
      <text:p text:style-name="P40">Čl. II</text:p>
      <text:p text:style-name="P41"><text:span text:style-name="T42">Přechodné ustanovení</text:span></text:p>
      <text:p text:style-name="P43">Elektronické systémy spisové služby podléhají atestaci podle § 63 zákona o archivnictví ve znění tohoto zákona od 1. 1. 2022.<text:s/></text:p>
      <text:p text:style-name="P44">Čl. III<text:line-break/>Účinnost</text:p>
      <text:p text:style-name="P45">Tento zákon nabývá účinnosti dnem 1. 7. 2021.</text:p>
      <text:p text:style-name="P46"/>
      <text:p text:style-name="P47"/>
      <text:soft-page-break/>
      <text:p text:style-name="P48">Důvodová zpráva</text:p>
      <text:p text:style-name="P49">Obecná část</text:p>
      <text:p text:style-name="P50">Odůvodnění hlavních principů navrhované právní úpravy, zhodnocení platného právního stavu a vysvětlení nezbytnosti navrhované právní úpravy</text:p>
      <text:p text:style-name="P51">Předložený návrh zákona zavádí standard vedení spisu v elektronické podobě, který je nezbytným předpokladem pro to, aby spisy obíhaly mezi úřady elektronicky. V současné době se vede elektronicky u velkých původců pouze spisová služba, která má spíše povahu kartotéky dokumentů a samotné dokumenty jsou stále často vedeny v listinné podobě. Základní překážkou rozšíření elektronického spisu je skutečnost, že jeho standardní podobu dnes zákon výslovně neupravuje. V Národním standardu pro elektronické systémy spisové služby proto chybí definice toho, jak má elektronický spis vypadat, aby si spisy mohly mezi sebou jednotlivé spisové služby bez problému předávat, pokud to zákon vyžaduje. Ostatně jako zásadní problém vyplývá z kontrolní činnosti Ministerstva vnitra skutečnost, že řada elektronických systémů spisové služby nesplňuje ani stávající jednodušší požadavky kladené např. na skartaci dokumentů, řada původců není schopna správně vyhotovit elektronický dokument a řada původců není schopna jej ani v souladu s právními předpisy přijmout, potvrdit jeho příjem a správně zaevidovat. Veřejnoprávní původci tak nemají žádnou záruku, že dodavatelem nabízený informační systém splňuje požadavky zákona. Proto navrhujeme zavést atestaci elektronických systémů spisové služby, kterou by provádělo Ministerstvo vnitra, případně jím pověřený státní podnik, který k tomu má odborné předpoklady, např. Elektrotechnický zkušební ústav, s.p.</text:p>
      <text:p text:style-name="P52">Vláda si nechala zpracovat analýzu elektronických systémů spisové služby, ve které se uvádí:</text:p>
      <text:p text:style-name="P53">„Jako vysloveně kontraproduktivní se ukázala být skutečnost, že zákon o archivnictví ani další prováděcí právní předpisy neobsahovaly požadavek, na základě kterého jsou dodavatelé systémů elektronických spisových služeb povinni prokázat, že jimi dodávaný elektronický systém spisové služby užívaný k jejímu výkonu splňuje všechny podmínky pro vedení spisové služby v elektronické podobě. Návrh novelizovat v tomto smyslu zákon o archivnictví a zřídit celostátní autoritu pro posuzování a certifikaci softwarů pro vedení spisové služby v elektronické podobě nebyl přijat.“</text:p>
      <text:p text:style-name="P54">Naprostá roztříštěnost v oblasti vedení spisové služby v elektronické podobě má za následek nejen velké potíže při zabezpečování vzájemné komunikace mezi jednotlivými původci (rozhraní, výstupní datové formáty aj.), ale také vysoké finanční náklady na údržbu a aktualizaci všech systémů. Na základě analýzy údajů obsažených v Informačním systému o informačních systémech veřejné správy (dále jen „IS o ISVS“), který v souladu se zákonem č. 365/2000 Sb. vytvořilo a spravuje Ministerstvo vnitra a do kterého jsou povinny přispívat subjekty veřejné správy podle zákona 365/2000 Sb., je možné konstatovat, že náklady na agendu A 1343 se pohybují od cca 6 miliard Kč (provozní náklady IS registrovaných v IS o ISVS) a provoz na více než 1 miliardu Kč dle údajů dostupných na základě dat z roku 2017. Výše uvedené údaje jsou navíc minimální; jejich reálná výše je ve skutečnosti větší, neboť řada povinných subjektů neaktualizuje údaje v IS o ISVS v souladu se zákonem 365/2000 Sb., takže IS o ISVS neobsahuje údaje od všech subjektů. Konečně řada údajů je špatně klasifikována, takže údaj v kategorii elektronické systémy spisové služby A<text:s/><text:soft-page-break/>1343 obsahuje jenom to, co subjekty, které do IS o ISVS dodaly údaje, uvádějí jako elektronické systémy spisové služby, přičemž ve skutečnosti existuje řada dalších evidencí, které nejsou zařazeny do kategorie eSSL a přitom evidují a zpracovávají dokumenty.</text:p>
      <text:p text:style-name="P55"><text:span text:style-name="T56">Řešením této nevyhovující, historicky vzniklé situace je proto návrh povinné atestace spisové služby v rozsahu požadavků definovaných prováděcím právním předpisem k zákonu číslo 499/2004 Sb., a to se zveřejněním upraveného standardu od 1. 7. 2021 a povinnou atestací od 1. 1. 2022.</text:span></text:p>
      <text:p text:style-name="P57">Předpokládaný hospodářský a finanční dosah navrhované úpravy, zejména nároky</text:p>
      <text:p text:style-name="P58">na státní rozpočet, rozpočty krajů a obcí</text:p>
      <text:p text:style-name="P59">Nároky na provoz informačních systémů spisových služeb ve veřejné správě se odhadují ve vládní analýze z dubna 2019 na jednotky miliard Kč. Rozšířením standardu elektronické spisové služby o elektronický spis a požadavkem atestace vzniknou náklady na straně dodavatelů těchto informačních systémů, přičemž je možné, že tyto náklady budou promítnuty do servisních smluv na aktualizace informačních systémů. Současně dojde k úsporám v důsledku rychlejšího vyhledávání dokumentů, poskytování informací a předávání dokumentů v podobě elektronického spisu bez využití poskytovatele poštovních služeb a zajištění bezchybného provozu informačních systémů, přičemž v dlouhodobém horizontu trh dodavatelů informačních systémů spisových služeb opustí subjekty, které nejsou s to dodržet podmínky státního standardu. V důsledku stanovení standardu pro spisovou službu a elektronický spis lze očekávat standardizaci této komponenty ve výběrových řízeních a navázaných produktech, díky čemuž dojde k poklesu nákladů na tyto systémy, poklesu nákladů na administraci výběrového řízení na nový kvalitní produkt a omezení rizika vzniku závislosti na dodavateli, kterou kritizuje Nejvyšší kontrolní úřad. V souvislosti se zavedením zvláštního standardu například pro stavební řízení lze očekávat rychlejší oběh spisů v rámci stavebního úřadu a dotčených orgánů státní správy, které uspoří náklady obcím provozujícím stavební úřad.</text:p>
      <text:p text:style-name="P60"/>
      <text:p text:style-name="P61">Soulad navrhované právní úpravy s ústavním pořádkem, mezinárodními smlouvami podle čl. 10 Ústavy a právem EU</text:p>
      <text:p text:style-name="P62">Navrhované změny jsou v souladu s ústavním pořádkem, mezinárodními smlouvami i právem EU.</text:p>
      <text:p text:style-name="P63"/>
      <text:p text:style-name="P64"><text:span text:style-name="T65">Zvláštní část</text:span></text:p>
      <text:p text:style-name="P66">K Čl. I</text:p>
      <text:p text:style-name="P67"><text:span text:style-name="T68">Bod 1</text:span><text:span text:style-name="T69">.</text:span></text:p>
      <text:p text:style-name="P70">Stanovuje se, že elektronické systémy spisové služby organizačních složek státu, ozbrojených sil, bezpečnostních sborů, státních příspěvkových organizací, vysokých škol, zdravotních pojišťoven, právnických osob zřízených zákonem, krajů a hlavního města Prahy podléhají atestaci. Dále se<text:s/><text:soft-page-break/>stanoví, že atestací se ověřuje shoda s požadavky stanovenými národním standardem pro elektronické systémy spisové služby.</text:p>
      <text:p text:style-name="P71">Bod 2.</text:p>
      <text:p text:style-name="P72">Stanovuje se, že atestaci elektronických systémů spisové služby původců uvedených v § 63 odst. 3 provádí Ministerstvo vnitra. Dále je popsán postup, který se aktivuje v případě, že Ministerstvo vnitra po udělení atestu zjistí, že nejsou splněny podmínky pro jeho udělení. Dále je Ministerstvu vnitra stanovena možnost pověřit výkonem provádění atestace a udílení a odnímání atestů státní podnik s certifikační činností a je upravena délka doby takového pověření.</text:p>
      <text:p text:style-name="P73">Bod 3.</text:p>
      <text:p text:style-name="P74">Stanovuje se povinnost převést dokument nebo spis do podoby stanovené národním standardem pro elektronické systémy spisové služby v případě, že původce vede tento dokument nebo spis v elektronické podobě v elektronickém systému spisové služby a předává je jinému původci na základě právního předpisu.</text:p>
      <text:p text:style-name="P75">Bod 4.</text:p>
      <text:p text:style-name="P76">Rozšiřuje se výčet aspektů, o kterých prováděcí právní předpis stanoví podrobnosti výkonu spisové služby o vedení spisu včetně požadavků na elektronickou podobu spisu a na jeho listinnou přílohu, předání spisu a dokumentu v elektronické podobě jiné osobě nebo orgánu, postupy při vedení spisu v elektronické podobě v jednotlivých agendách, rozhraní pro propojení elektronikcých systému spisové služby s jnými informačními systémy a o formáty a náležitosti vyhotovování dokumentů včetně požadavků na související metada dokumentů.<text:s/></text:p>
      <text:p text:style-name="P77">Bod 5.</text:p>
      <text:p text:style-name="P78">Stanovuje se, že postupy při vedení spisu v elektronické podobě v jednotlivých agendách vydává Ministerstvo vnitra po dohodě s jiným ústředním orgánem státní správy, do jehož působnosti agenda spadá.</text:p>
      <text:p text:style-name="P79">K Čl. II</text:p>
      <text:p text:style-name="P80"><text:span text:style-name="T81">Stanovuje se přechodné ustanovení, dle kterého elektronické systémy spisové služby podléhají atestaci podle § 63 zákona o archivnictví a spisové službě ve znění tohoto zákona od 1. 1. 2022.<text:s/></text:span></text:p>
      <text:p text:style-name="P82"><text:span text:style-name="T83">K Čl. III</text:span><text:span text:style-name="T84"><text:s/></text:span></text:p>
      <text:p text:style-name="P85">Stanovuje se, návrh nabude účinnosti 1. 7. 2021. Tuto dobu považujeme za dostatečnou k provedení potřebných opatření.</text:p>
      <text:p text:style-name="P86"/>
      <text:p text:style-name="P87"/>
      <text:p text:style-name="P88"/>
      <text:p text:style-name="P89"/>
      <text:soft-page-break/>
      <text:p text:style-name="P90"/>
      <text:soft-page-break/>
      <text:p text:style-name="P91">Platné znění s vyznačením navrhovaných změn</text:p>
      <text:p text:style-name="P92"/>
      <text:p text:style-name="P93">Zákon č. 499/2004 Sb., o archivnictví a spisové službě a o změně některých zákonů</text:p>
      <text:p text:style-name="P94"/>
      <text:p text:style-name="P95">§ 63</text:p>
      <text:p text:style-name="P96"><text:span text:style-name="T97">(1)</text:span><text:span text:style-name="T98"><text:s/>Spisovou službu vykonávají</text:span></text:p>
      <text:p text:style-name="P99"><text:span text:style-name="T100">a)</text:span><text:span text:style-name="T101"><text:s/>veřejnoprávní původci uvedení v § 3 odst. 1 písm. a) až e), i) a k) až m),</text:span></text:p>
      <text:p text:style-name="P102"><text:span text:style-name="T103">b)</text:span><text:span text:style-name="T104"><text:s/>kraje,</text:span></text:p>
      <text:p text:style-name="P105"><text:span text:style-name="T106">c)</text:span><text:span text:style-name="T107"><text:s/>hlavní město Praha,</text:span></text:p>
      <text:p text:style-name="P108"><text:span text:style-name="T109">d)</text:span><text:span text:style-name="T110"><text:s/>obce s pověřeným obecním úřadem a obce se stavebním nebo matričním úřadem,</text:span></text:p>
      <text:p text:style-name="P111"><text:span text:style-name="T112">e)</text:span><text:span text:style-name="T113"><text:s/>městská část nebo městský obvod územně členěného statutárního města a městská část hlavního města Prahy, na něž byla statutem přenesena alespoň část působnosti obce s pověřeným obecním úřadem nebo působnosti obce se stavebním nebo matričním úřadem,</text:span></text:p>
      <text:p text:style-name="P114">(dále jen „určení původci“).</text:p>
      <text:p text:style-name="P115"><text:span text:style-name="T116">(2)</text:span><text:span text:style-name="T117"><text:s/>Obce neuvedené v odstavci 1, školy a veřejnoprávní původci uvedení v § 3 odst. 1 písm. g) a h) vykonávají spisovou službu v rozsahu ustanovení § 64, § 65, § 66, § 67, § 68 odst. 1 až 3, § 68a a 69a.</text:span></text:p>
      <text:p text:style-name="P118"><text:span text:style-name="T119">(3)</text:span><text:span text:style-name="T120"><text:s/>Veřejnoprávní původci uvedení v § 3 odst. 1 písm. a) až d), i), k) a m), kraje a hlavní město Praha vykonávají spisovou službu v elektronické podobě v elektronických systémech spisové služby; vyžaduje-li to zvláštní povaha jejich působnosti, mohou vykonávat spisovou službu v listinné podobě nebo v elektronických systémech spisové služby odpovídajících požadavkům podle odstavce 4. Veřejnoprávní původci uvedení v § 3 odst. 1 písm. e), g), h), j) a l) a obce vykonávají spisovou službu v elektronické podobě v elektronických systémech spisové služby nebo v listinné podobě.<text:s/></text:span><text:span text:style-name="T121">Elektronické systémy spisové služby původce podle věty první podléhají atestaci. Atestací se ověřuje shoda s požadavky uvedenými v národním standardu.</text:span></text:p>
      <text:p text:style-name="P122"><text:span text:style-name="T123">(4)</text:span><text:span text:style-name="T124"><text:s/>Pokud veřejnoprávní původci uvedení v odstavci 3 větě první, jejichž zvláštní povaha působnosti umožňuje výkon spisové služby v listinné podobě nebo v elektronické podobě v elektronických systémech spisové služby, vykonávají spisovou službu v elektronické podobě v elektronickém systému spisové služby, který je součástí informačního systému pro nakládání s utajovanými informacemi</text:span><text:a xlink:href="https://www.zakonyprolidi.cz/cs/2004-499#f4725051" office:target-frame-name="_top" xlink:show="replace"><text:span text:style-name="T125">34</text:span></text:a><text:a xlink:href="https://www.zakonyprolidi.cz/cs/2004-499#f4725051" office:target-frame-name="_top" xlink:show="replace"><text:span text:style-name="T126">)</text:span></text:a><text:span text:style-name="T127">, musí tento elektronický systém spisové služby splňovat požadavky stanovené národním standardem pro elektronické systémy spisové služby (dále jen „národní<text:s/></text:span><text:soft-page-break/><text:span text:style-name="T128">standard“), s výjimkou těch požadavků, jejichž užití vylučuje splnění podmínek certifikace informačního systému pro nakládání s utajovanými informacemi</text:span><text:a xlink:href="https://www.zakonyprolidi.cz/cs/2004-499#f4725052" office:target-frame-name="_top" xlink:show="replace"><text:span text:style-name="T129">35</text:span></text:a><text:a xlink:href="https://www.zakonyprolidi.cz/cs/2004-499#f4725052" office:target-frame-name="_top" xlink:show="replace"><text:span text:style-name="T130">)</text:span></text:a><text:span text:style-name="T131">, nebo jejichž užití vylučuje zvláštní povaha působnosti těchto původců; elektronické systémy spisové služby i v těchto případech musí umožňovat plnění povinností původce podle § 65 odst. 5 a výběr archiválií.</text:span></text:p>
      <text:p text:style-name="P132">(5) Atestaci podle odstavce 3 provádí ministerstvo. Zjistí-li ministerstvo po udělení atestu, že již nejsou splněny podmínky pro jeho udělení, vyzve jeho držitele k nápravě ve stanovené lhůtě. Není-li v této lhůtě zjednána náprava, ministerstvo atest rozhodnutím odejme. O odnětí atestu jeho dosavadní držitel neprodleně informuje původce, kteří jsou uživateli dotčeného elektronického systému spisové služby.</text:p>
      <text:p text:style-name="P133">(6) Ministerstvo může pověřit výkonem provádění atestace a činnosti udílení a odnímání atestů podle tohoto zákona státní podnik, který má v předmětu činnosti certifikační činnost. Pověření k provádění atestací se uděluje na období nejvýše 5 let a nelze jej bez souhlasu ministerstva převést na jinou osobu. Období, na které bylo pověření k provádění atestací uděleno, může ministerstvo rozhodnutím prodloužit, nejvýše však o 5 let, a to i opakovaně.</text:p>
      <text:p text:style-name="P134"/>
      <text:p text:style-name="P135">§ 68b<text:s/></text:p>
      <text:p text:style-name="P136">Oběh dokumentů a spisů v elektronické podobě</text:p>
      <text:p text:style-name="P137">Pokud původce vede dokument nebo spis v elektronické podobě v elektronickém systému spisové služby a předává jej jinému původci na základě právního předpisu, převede jej před odesláním do podoby stanovené národním standardem.</text:p>
      <text:p text:style-name="P138"/>
      <text:p text:style-name="P139">§ 70</text:p>
      <text:p text:style-name="P140">(1) Prováděcí právní předpis stanoví podrobnosti výkonu spisové služby, a to</text:p>
      <text:p text:style-name="P141">a) příjem dokumentů,</text:p>
      <text:p text:style-name="P142">b) označování a evidenci dokumentů,</text:p>
      <text:p text:style-name="P143">c) vedení jmenných rejstříků a využívání údajů v nich vedených,</text:p>
      <text:p text:style-name="P144">d) rozdělování dokumentů,</text:p>
      <text:p text:style-name="P145">e) oběh dokumentů,</text:p>
      <text:p text:style-name="P146">f) vyřizování dokumentů,</text:p>
      <text:p text:style-name="P147">g) vyhotovování dokumentů,</text:p>
      <text:soft-page-break/>
      <text:p text:style-name="P148">h) podepisování dokumentů a užívání razítek,</text:p>
      <text:p text:style-name="P149">i) odesílání dokumentů,</text:p>
      <text:p text:style-name="P150">j) ukládání dokumentů,</text:p>
      <text:p text:style-name="P151">k) podrobnosti zpracování a strukturu spisového a skartačního plánu,</text:p>
      <text:p text:style-name="P152">l) vyřazování dokumentů,</text:p>
      <text:p text:style-name="P153">m) výstupní datové formáty dokumentů v digitální podobě,</text:p>
      <text:p text:style-name="P154">n) spisovou rozluku,</text:p>
      <text:p text:style-name="P155">o) strukturu údajů záznamu o výsledku ověření elektronického podpisu, elektronické pečetě nebo elektronického časového razítka,</text:p>
      <text:p text:style-name="P156">p) údaje týkající se převedení nebo změny datového formátu dokumentu obsažené v doložce podle § 69a odst. 4.</text:p>
      <text:p text:style-name="P157">(2) Národní standard, který ministerstvo zveřejní ve Věstníku ministerstva a způsobem umožňujícím dálkový přístup, stanoví požadavky na elektronické systémy spisové služby, a to</text:p>
      <text:p text:style-name="P158">a) příjem dokumentů,</text:p>
      <text:p text:style-name="P159">b) označování a evidenci dokumentů,</text:p>
      <text:p text:style-name="P160">c) vyhledávání, odesílání a zobrazování dokumentů,</text:p>
      <text:p text:style-name="P161">d) ukládání dokumentů,</text:p>
      <text:p text:style-name="P162">e) vyřazování dokumentů a výběr archiválií,</text:p>
      <text:p text:style-name="P163">f) dokumentace životního cyklu elektronického systému spisové služby,</text:p>
      <text:p text:style-name="P164">g) spisový a skartační plán,</text:p>
      <text:p text:style-name="P165">h) transakční protokol,</text:p>
      <text:p text:style-name="P166">i) správcovské funkce,</text:p>
      <text:p text:style-name="P167"><text:span text:style-name="T168">j) metadata</text:span><text:span text:style-name="T169">,</text:span></text:p>
      <text:p text:style-name="P170">k) vedení spisu včetně požadavků na elektronickou podobu spisu a na jeho listinnou přílohu,<text:s/></text:p>
      <text:soft-page-break/>
      <text:p text:style-name="P171">l) předání spisu a dokumentu v elektronické podobě jiné osobě nebo orgánu,</text:p>
      <text:p text:style-name="P172">m) <text:s/>postupy při vedení spisu v elektronické podobě v jednotlivých agendách,</text:p>
      <text:p text:style-name="P173">n) rozhraní pro propojení elektronických systémů spisové služby s jinými informačními systémy,</text:p>
      <text:p text:style-name="P174">o) formáty a náležitosti vyhotovování dokumentů včetně požadavků na související metadata dokumentů.</text:p>
      <text:p text:style-name="P175">(3) Ministerstvo zveřejní ve Věstníku ministerstva a způsobem umožňujícím dálkový přístup vzorový provozní řád digitálního archivu.</text:p>
      <text:p text:style-name="P176">(4) Část národního standardu podle odstavce 2 písmeno m) vydává ministerstvo po dohodě s ústředním orgánem státní správy, do jehož působnosti agenda spadá.</text:p>
      <text:p text:style-name="P177"/>
      <text:p text:style-name="P178"/>
      <text:p text:style-name="P179"/>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text:list-style style:name="Styl1" style:display-name="Styl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ypertextovýodkaz" style:display-name="Hypertextový odkaz" style:family="text" style:parent-style-name="Standardnípísmoodstavce">
      <style:text-properties fo:color="#0563C1" style:text-underline-type="single" style:text-underline-style="solid" style:text-underline-width="auto" style:text-underline-mode="continuous"/>
    </style:style>
    <style:style style:name="Nevyřešenázmínka" style:display-name="Nevyřešená zmínka" style:family="text" style:parent-style-name="Standardnípísmoodstavc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meta:initial-creator>
    <dc:creator>Martin</dc:creator>
    <meta:creation-date>2019-05-24T12:29:00Z</meta:creation-date>
    <dc:date>2019-05-24T12:31:00Z</dc:date>
    <meta:template xlink:href="Normal" xlink:type="simple"/>
    <meta:editing-cycles>1</meta:editing-cycles>
    <meta:editing-duration>PT120S</meta:editing-duration>
    <meta:document-statistic meta:page-count="10" meta:paragraph-count="34" meta:word-count="2472" meta:character-count="17026" meta:row-count="121" meta:non-whitespace-character-count="14588"/>
  </office:meta>
</office:document-meta>
</file>